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300000001FDD100CD1BA5F3C1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officeooo:rsid="000503bf" officeooo:paragraph-rsid="000503bf"/>
    </style:style>
    <style:style style:name="P2" style:family="paragraph" style:parent-style-name="Standard">
      <style:paragraph-properties fo:line-height="150%"/>
      <style:text-properties officeooo:rsid="0005109c" officeooo:paragraph-rsid="0005109c"/>
    </style:style>
    <style:style style:name="P3" style:family="paragraph" style:parent-style-name="Standard">
      <style:paragraph-properties fo:line-height="150%"/>
      <style:text-properties officeooo:rsid="00063f52" officeooo:paragraph-rsid="00063f52"/>
    </style:style>
    <style:style style:name="P4" style:family="paragraph" style:parent-style-name="Standard">
      <style:paragraph-properties fo:line-height="150%"/>
      <style:text-properties officeooo:rsid="00110cd9" officeooo:paragraph-rsid="00110cd9"/>
    </style:style>
    <style:style style:name="P5" style:family="paragraph" style:parent-style-name="Standard">
      <style:paragraph-properties fo:line-height="150%"/>
      <style:text-properties style:text-underline-style="solid" style:text-underline-width="auto" style:text-underline-color="font-color" officeooo:rsid="000503bf" officeooo:paragraph-rsid="000503bf"/>
    </style:style>
    <style:style style:name="P6" style:family="paragraph" style:parent-style-name="Standard">
      <style:paragraph-properties fo:line-height="150%"/>
      <style:text-properties style:text-underline-style="solid" style:text-underline-width="auto" style:text-underline-color="font-color" officeooo:rsid="0005109c" officeooo:paragraph-rsid="0005109c"/>
    </style:style>
    <style:style style:name="P7" style:family="paragraph" style:parent-style-name="Standard">
      <style:paragraph-properties fo:line-height="150%"/>
      <style:text-properties style:text-underline-style="solid" style:text-underline-width="auto" style:text-underline-color="font-color" officeooo:rsid="00063f52" officeooo:paragraph-rsid="00063f52"/>
    </style:style>
    <style:style style:name="P8" style:family="paragraph" style:parent-style-name="Standard">
      <style:paragraph-properties fo:line-height="150%"/>
      <style:text-properties style:text-underline-style="solid" style:text-underline-width="auto" style:text-underline-color="font-color" officeooo:rsid="00110cd9" officeooo:paragraph-rsid="00110cd9"/>
    </style:style>
    <style:style style:name="P9" style:family="paragraph" style:parent-style-name="Standard">
      <style:paragraph-properties fo:line-height="150%"/>
      <style:text-properties style:text-underline-style="solid" style:text-underline-width="auto" style:text-underline-color="font-color" officeooo:rsid="000ffb1b" officeooo:paragraph-rsid="000ffb1b"/>
    </style:style>
    <style:style style:name="P10" style:family="paragraph" style:parent-style-name="Standard">
      <style:paragraph-properties fo:line-height="150%"/>
      <style:text-properties fo:color="#f10d0c" fo:font-size="18pt" style:text-underline-style="solid" style:text-underline-width="auto" style:text-underline-color="font-color" fo:font-weight="bold" officeooo:rsid="000503bf" officeooo:paragraph-rsid="000503bf" style:font-weight-asian="bold" style:font-weight-complex="bold"/>
    </style:style>
    <style:style style:name="P11" style:family="paragraph" style:parent-style-name="Standard">
      <style:paragraph-properties fo:line-height="150%"/>
      <style:text-properties fo:color="#f10d0c" fo:font-size="18pt" style:text-underline-style="solid" style:text-underline-width="auto" style:text-underline-color="font-color" fo:font-weight="bold" officeooo:rsid="00110cd9" officeooo:paragraph-rsid="00110cd9" style:font-weight-asian="bold" style:font-weight-complex="bold"/>
    </style:style>
    <style:style style:name="P12" style:family="paragraph" style:parent-style-name="Standard">
      <style:paragraph-properties fo:line-height="150%"/>
      <style:text-properties fo:color="#f10d0c" fo:font-size="18pt" style:text-underline-style="solid" style:text-underline-width="auto" style:text-underline-color="font-color" fo:font-weight="bold" officeooo:rsid="00063f52" officeooo:paragraph-rsid="00063f52" style:font-weight-asian="bold" style:font-weight-complex="bold"/>
    </style:style>
    <style:style style:name="P13" style:family="paragraph" style:parent-style-name="Standard">
      <style:paragraph-properties fo:line-height="150%"/>
      <style:text-properties officeooo:paragraph-rsid="000503bf"/>
    </style:style>
    <style:style style:name="P14" style:family="paragraph" style:parent-style-name="Standard">
      <style:paragraph-properties fo:line-height="150%"/>
      <style:text-properties fo:font-size="14pt" officeooo:rsid="00205ba1" officeooo:paragraph-rsid="00205ba1"/>
    </style:style>
    <style:style style:name="P15" style:family="paragraph" style:parent-style-name="Standard" style:list-style-name="L1">
      <style:paragraph-properties fo:line-height="150%"/>
      <style:text-properties officeooo:rsid="0005109c" officeooo:paragraph-rsid="0005109c"/>
    </style:style>
    <style:style style:name="P16" style:family="paragraph" style:parent-style-name="Standard" style:list-style-name="L2">
      <style:paragraph-properties fo:line-height="150%"/>
      <style:text-properties officeooo:rsid="0005109c" officeooo:paragraph-rsid="0005109c"/>
    </style:style>
    <style:style style:name="P17" style:family="paragraph" style:parent-style-name="Standard" style:list-style-name="L3">
      <style:paragraph-properties fo:line-height="150%"/>
      <style:text-properties officeooo:rsid="0005109c" officeooo:paragraph-rsid="0005109c"/>
    </style:style>
    <style:style style:name="P18" style:family="paragraph" style:parent-style-name="Standard" style:list-style-name="L4">
      <style:paragraph-properties fo:line-height="150%"/>
      <style:text-properties officeooo:rsid="00063f52" officeooo:paragraph-rsid="00063f52"/>
    </style:style>
    <style:style style:name="P19" style:family="paragraph" style:parent-style-name="Standard" style:list-style-name="L5">
      <style:paragraph-properties fo:line-height="150%"/>
      <style:text-properties officeooo:rsid="00063f52" officeooo:paragraph-rsid="00063f52"/>
    </style:style>
    <style:style style:name="P20" style:family="paragraph" style:parent-style-name="Standard" style:list-style-name="L6">
      <style:paragraph-properties fo:line-height="150%"/>
      <style:text-properties officeooo:rsid="00063f52" officeooo:paragraph-rsid="00063f52"/>
    </style:style>
    <style:style style:name="P21" style:family="paragraph" style:parent-style-name="Standard" style:list-style-name="L7">
      <style:paragraph-properties fo:line-height="150%"/>
      <style:text-properties officeooo:rsid="00063f52" officeooo:paragraph-rsid="00063f52"/>
    </style:style>
    <style:style style:name="P22" style:family="paragraph" style:parent-style-name="Standard" style:list-style-name="L8">
      <style:paragraph-properties fo:line-height="150%"/>
      <style:text-properties officeooo:rsid="00110cd9" officeooo:paragraph-rsid="00110cd9"/>
    </style:style>
    <style:style style:name="P23" style:family="paragraph" style:parent-style-name="Standard" style:list-style-name="L9">
      <style:paragraph-properties fo:line-height="150%"/>
      <style:text-properties officeooo:rsid="00110cd9" officeooo:paragraph-rsid="00110cd9"/>
    </style:style>
    <style:style style:name="P24" style:family="paragraph" style:parent-style-name="Standard" style:list-style-name="L10">
      <style:paragraph-properties fo:line-height="150%"/>
      <style:text-properties officeooo:rsid="00119aa8" officeooo:paragraph-rsid="00119aa8"/>
    </style:style>
    <style:style style:name="P25" style:family="paragraph" style:parent-style-name="Standard" style:list-style-name="L11">
      <style:paragraph-properties fo:line-height="150%"/>
      <style:text-properties officeooo:rsid="00119aa8" officeooo:paragraph-rsid="00119aa8"/>
    </style:style>
    <style:style style:name="P26" style:family="paragraph" style:parent-style-name="Standard" style:list-style-name="L12">
      <style:paragraph-properties fo:line-height="150%"/>
      <style:text-properties officeooo:rsid="0011ccac" officeooo:paragraph-rsid="0011ccac"/>
    </style:style>
    <style:style style:name="P27" style:family="paragraph" style:parent-style-name="Standard" style:list-style-name="L13">
      <style:paragraph-properties fo:line-height="150%"/>
      <style:text-properties officeooo:rsid="0011ccac" officeooo:paragraph-rsid="0011ccac"/>
    </style:style>
    <style:style style:name="P28" style:family="paragraph" style:parent-style-name="Standard" style:list-style-name="L14">
      <style:paragraph-properties fo:line-height="150%"/>
      <style:text-properties officeooo:rsid="001368cd" officeooo:paragraph-rsid="001368cd"/>
    </style:style>
    <style:style style:name="P29" style:family="paragraph" style:parent-style-name="Standard" style:list-style-name="L15">
      <style:paragraph-properties fo:line-height="150%"/>
      <style:text-properties officeooo:rsid="001368cd" officeooo:paragraph-rsid="001368cd"/>
    </style:style>
    <style:style style:name="P30" style:family="paragraph" style:parent-style-name="Standard" style:list-style-name="L16">
      <style:paragraph-properties fo:line-height="150%"/>
      <style:text-properties officeooo:rsid="001368cd" officeooo:paragraph-rsid="001368cd"/>
    </style:style>
    <style:style style:name="P31" style:family="paragraph" style:parent-style-name="Standard" style:list-style-name="L17">
      <style:paragraph-properties fo:line-height="150%"/>
      <style:text-properties officeooo:rsid="0007b681" officeooo:paragraph-rsid="0007b681"/>
    </style:style>
    <style:style style:name="P32" style:family="paragraph" style:parent-style-name="Standard" style:list-style-name="L18">
      <style:paragraph-properties fo:line-height="150%"/>
      <style:text-properties officeooo:rsid="00091919" officeooo:paragraph-rsid="00091919"/>
    </style:style>
    <style:style style:name="P33" style:family="paragraph" style:parent-style-name="Standard" style:list-style-name="L19">
      <style:paragraph-properties fo:line-height="150%"/>
      <style:text-properties officeooo:rsid="00091919" officeooo:paragraph-rsid="00091919"/>
    </style:style>
    <style:style style:name="P34" style:family="paragraph" style:parent-style-name="Standard" style:list-style-name="L20">
      <style:paragraph-properties fo:line-height="150%"/>
      <style:text-properties officeooo:rsid="000acf01" officeooo:paragraph-rsid="000acf01"/>
    </style:style>
    <style:style style:name="P35" style:family="paragraph" style:parent-style-name="Standard" style:list-style-name="L21">
      <style:paragraph-properties fo:line-height="150%"/>
      <style:text-properties officeooo:rsid="000d98aa" officeooo:paragraph-rsid="000d98aa"/>
    </style:style>
    <style:style style:name="P36" style:family="paragraph" style:parent-style-name="Standard" style:list-style-name="L22">
      <style:paragraph-properties fo:line-height="150%"/>
      <style:text-properties officeooo:rsid="000f72cd" officeooo:paragraph-rsid="000f72cd"/>
    </style:style>
    <style:style style:name="P37" style:family="paragraph" style:parent-style-name="Standard" style:list-style-name="L23">
      <style:paragraph-properties fo:line-height="150%"/>
      <style:text-properties officeooo:rsid="000ffb1b" officeooo:paragraph-rsid="000ffb1b"/>
    </style:style>
    <style:style style:name="P38" style:family="paragraph" style:parent-style-name="Standard" style:list-style-name="L24">
      <style:paragraph-properties fo:line-height="150%"/>
      <style:text-properties officeooo:rsid="00101df6" officeooo:paragraph-rsid="00101df6"/>
    </style:style>
    <style:style style:name="P39" style:family="paragraph" style:parent-style-name="Standard" style:list-style-name="L25">
      <style:paragraph-properties fo:line-height="150%"/>
      <style:text-properties officeooo:rsid="00101df6" officeooo:paragraph-rsid="00101df6"/>
    </style:style>
    <style:style style:name="P40" style:family="paragraph" style:parent-style-name="Standard">
      <style:paragraph-properties fo:line-height="150%"/>
      <style:text-properties style:text-underline-style="solid" style:text-underline-width="auto" style:text-underline-color="font-color" officeooo:rsid="00063f52" officeooo:paragraph-rsid="00063f52"/>
    </style:style>
    <style:style style:name="P41" style:family="paragraph" style:parent-style-name="Standard">
      <style:paragraph-properties fo:line-height="150%"/>
      <style:text-properties style:text-underline-style="solid" style:text-underline-width="auto" style:text-underline-color="font-color" officeooo:rsid="00168f30" officeooo:paragraph-rsid="00063f52"/>
    </style:style>
    <style:style style:name="P42" style:family="paragraph" style:parent-style-name="Standard">
      <style:paragraph-properties fo:line-height="150%"/>
      <style:text-properties style:text-underline-style="solid" style:text-underline-width="auto" style:text-underline-color="font-color" officeooo:rsid="00168f30" officeooo:paragraph-rsid="00168f30"/>
    </style:style>
    <style:style style:name="P43" style:family="paragraph" style:parent-style-name="Standard">
      <style:paragraph-properties fo:line-height="150%"/>
      <style:text-properties style:text-underline-style="solid" style:text-underline-width="auto" style:text-underline-color="font-color" officeooo:rsid="001b4dda" officeooo:paragraph-rsid="001b4dda"/>
    </style:style>
    <style:style style:name="P44" style:family="paragraph" style:parent-style-name="Standard">
      <style:paragraph-properties fo:line-height="150%"/>
      <style:text-properties style:text-underline-style="solid" style:text-underline-width="auto" style:text-underline-color="font-color" officeooo:paragraph-rsid="00168f30"/>
    </style:style>
    <style:style style:name="P45" style:family="paragraph" style:parent-style-name="Standard">
      <style:paragraph-properties fo:line-height="150%"/>
      <style:text-properties style:text-underline-style="none" officeooo:rsid="00168f30" officeooo:paragraph-rsid="00168f30"/>
    </style:style>
    <style:style style:name="P46" style:family="paragraph" style:parent-style-name="Standard" style:list-style-name="L26">
      <style:paragraph-properties fo:line-height="150%"/>
      <style:text-properties style:text-underline-style="none" officeooo:rsid="00168f30" officeooo:paragraph-rsid="00168f30"/>
    </style:style>
    <style:style style:name="P47" style:family="paragraph" style:parent-style-name="Standard" style:list-style-name="L27">
      <style:paragraph-properties fo:line-height="150%"/>
      <style:text-properties style:text-underline-style="none" officeooo:rsid="00186bf6" officeooo:paragraph-rsid="00186bf6"/>
    </style:style>
    <style:style style:name="P48" style:family="paragraph" style:parent-style-name="Standard" style:list-style-name="L28">
      <style:paragraph-properties fo:line-height="150%"/>
      <style:text-properties style:text-underline-style="none" officeooo:rsid="00191027" officeooo:paragraph-rsid="00191027"/>
    </style:style>
    <style:style style:name="P49" style:family="paragraph" style:parent-style-name="Standard" style:list-style-name="L29">
      <style:paragraph-properties fo:line-height="150%"/>
      <style:text-properties style:text-underline-style="none" officeooo:rsid="0019616f" officeooo:paragraph-rsid="0019616f"/>
    </style:style>
    <style:style style:name="P50" style:family="paragraph" style:parent-style-name="Standard" style:list-style-name="L30">
      <style:paragraph-properties fo:line-height="150%"/>
      <style:text-properties style:text-underline-style="none" officeooo:rsid="0019616f" officeooo:paragraph-rsid="0019616f"/>
    </style:style>
    <style:style style:name="P51" style:family="paragraph" style:parent-style-name="Standard" style:list-style-name="L31">
      <style:paragraph-properties fo:line-height="150%"/>
      <style:text-properties style:text-underline-style="none" officeooo:rsid="0019616f" officeooo:paragraph-rsid="0019616f"/>
    </style:style>
    <style:style style:name="P52" style:family="paragraph" style:parent-style-name="Standard" style:list-style-name="L32">
      <style:paragraph-properties fo:line-height="150%"/>
      <style:text-properties style:text-underline-style="none" officeooo:rsid="0019cd6c" officeooo:paragraph-rsid="0019cd6c"/>
    </style:style>
    <style:style style:name="P53" style:family="paragraph" style:parent-style-name="Standard" style:list-style-name="L33">
      <style:paragraph-properties fo:line-height="150%"/>
      <style:text-properties style:text-underline-style="none" officeooo:rsid="001ab63f" officeooo:paragraph-rsid="001ab63f"/>
    </style:style>
    <style:style style:name="P54" style:family="paragraph" style:parent-style-name="Standard" style:list-style-name="L35">
      <style:paragraph-properties fo:line-height="150%"/>
      <style:text-properties style:text-underline-style="none" officeooo:rsid="001b4dda" officeooo:paragraph-rsid="001b4dda"/>
    </style:style>
    <style:style style:name="P55" style:family="paragraph" style:parent-style-name="Standard" style:list-style-name="L36">
      <style:paragraph-properties fo:line-height="150%"/>
      <style:text-properties style:text-underline-style="none" officeooo:rsid="001c830c" officeooo:paragraph-rsid="001c830c"/>
    </style:style>
    <style:style style:name="P56" style:family="paragraph" style:parent-style-name="Standard" style:list-style-name="L37">
      <style:paragraph-properties fo:line-height="150%"/>
      <style:text-properties style:text-underline-style="none" officeooo:rsid="001c830c" officeooo:paragraph-rsid="001c830c"/>
    </style:style>
    <style:style style:name="P57" style:family="paragraph" style:parent-style-name="Standard" style:list-style-name="L38">
      <style:paragraph-properties fo:line-height="150%"/>
      <style:text-properties style:text-underline-style="none" officeooo:rsid="001ce900" officeooo:paragraph-rsid="001ce900"/>
    </style:style>
    <style:style style:name="P58" style:family="paragraph" style:parent-style-name="Standard" style:list-style-name="L39">
      <style:paragraph-properties fo:line-height="150%"/>
      <style:text-properties style:text-underline-style="none" officeooo:rsid="001ce900" officeooo:paragraph-rsid="001ce900"/>
    </style:style>
    <style:style style:name="P59" style:family="paragraph" style:parent-style-name="Standard" style:list-style-name="L40">
      <style:paragraph-properties fo:line-height="150%"/>
      <style:text-properties style:text-underline-style="none" officeooo:rsid="001ce900" officeooo:paragraph-rsid="001ce900"/>
    </style:style>
    <style:style style:name="P60" style:family="paragraph" style:parent-style-name="Standard" style:list-style-name="L41">
      <style:paragraph-properties fo:line-height="150%"/>
      <style:text-properties style:text-underline-style="none" officeooo:rsid="001e0a3c" officeooo:paragraph-rsid="001b4dda"/>
    </style:style>
    <style:style style:name="P61" style:family="paragraph" style:parent-style-name="Standard" style:list-style-name="L42">
      <style:paragraph-properties fo:line-height="150%"/>
      <style:text-properties style:text-underline-style="none" officeooo:rsid="001e0a3c" officeooo:paragraph-rsid="001e0a3c"/>
    </style:style>
    <style:style style:name="P62" style:family="paragraph" style:parent-style-name="Standard" style:list-style-name="L43">
      <style:paragraph-properties fo:line-height="150%"/>
      <style:text-properties style:text-underline-style="none" officeooo:rsid="001e0a3c" officeooo:paragraph-rsid="001e0a3c"/>
    </style:style>
    <style:style style:name="P63" style:family="paragraph" style:parent-style-name="Standard" style:list-style-name="L44">
      <style:paragraph-properties fo:line-height="150%"/>
      <style:text-properties style:text-underline-style="none" officeooo:rsid="001eec54" officeooo:paragraph-rsid="001eec54"/>
    </style:style>
    <style:style style:name="P64" style:family="paragraph" style:parent-style-name="Standard" style:list-style-name="L45">
      <style:paragraph-properties fo:line-height="150%"/>
      <style:text-properties style:text-underline-style="none" officeooo:rsid="00205ba1" officeooo:paragraph-rsid="00205ba1"/>
    </style:style>
    <style:style style:name="P65" style:family="paragraph" style:parent-style-name="Standard" style:list-style-name="L46">
      <style:paragraph-properties fo:line-height="150%"/>
      <style:text-properties style:text-underline-style="none" officeooo:rsid="00205ba1" officeooo:paragraph-rsid="00205ba1"/>
    </style:style>
    <style:style style:name="P66" style:family="paragraph" style:parent-style-name="Standard" style:list-style-name="L34">
      <style:paragraph-properties fo:line-height="150%"/>
      <style:text-properties officeooo:rsid="001ab63f" officeooo:paragraph-rsid="001ab63f"/>
    </style:style>
    <style:style style:name="P67" style:family="paragraph" style:parent-style-name="Standard">
      <style:paragraph-properties fo:line-height="150%"/>
      <style:text-properties officeooo:rsid="000503bf" officeooo:paragraph-rsid="000503bf"/>
    </style:style>
    <style:style style:name="P68" style:family="paragraph" style:parent-style-name="Standard">
      <style:paragraph-properties fo:line-height="150%" fo:text-align="center" style:justify-single-word="false"/>
      <style:text-properties fo:color="#2a6099" fo:font-size="28pt" fo:font-weight="bold" officeooo:rsid="000503bf" officeooo:paragraph-rsid="000503bf" style:font-weight-asian="bold" style:font-weight-complex="bold"/>
    </style:style>
    <style:style style:name="P69" style:family="paragraph" style:parent-style-name="Standard">
      <style:paragraph-properties fo:line-height="150%"/>
      <style:text-properties fo:font-size="16pt" fo:font-weight="bold" officeooo:rsid="000503bf" officeooo:paragraph-rsid="000503bf" style:font-weight-asian="bold" style:font-weight-complex="bold"/>
    </style:style>
    <style:style style:name="P70" style:family="paragraph" style:parent-style-name="Standard">
      <style:paragraph-properties fo:line-height="150%"/>
      <style:text-properties fo:color="#c9211e" fo:font-size="18pt" style:text-underline-style="solid" style:text-underline-width="auto" style:text-underline-color="font-color" fo:font-weight="bold" officeooo:rsid="00168f30" officeooo:paragraph-rsid="00168f30" style:font-weight-asian="bold" style:font-weight-complex="bold"/>
    </style:style>
    <style:style style:name="T1" style:family="text">
      <style:text-properties officeooo:rsid="000ffb1b"/>
    </style:style>
    <style:style style:name="T2" style:family="text">
      <style:text-properties officeooo:rsid="00101df6"/>
    </style:style>
    <style:style style:name="T3" style:family="text">
      <style:text-properties officeooo:rsid="00110cd9"/>
    </style:style>
    <style:style style:name="T4" style:family="text">
      <style:text-properties officeooo:rsid="001368cd"/>
    </style:style>
    <style:style style:name="T5" style:family="text">
      <style:text-properties officeooo:rsid="00143b36"/>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368cd"/>
    </style:style>
    <style:style style:name="T8" style:family="text">
      <style:text-properties style:text-underline-style="solid" style:text-underline-width="auto" style:text-underline-color="font-color" officeooo:rsid="000ffb1b"/>
    </style:style>
    <style:style style:name="T9" style:family="text">
      <style:text-properties style:text-underline-style="solid" style:text-underline-width="auto" style:text-underline-color="font-color" officeooo:rsid="0019616f"/>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168f30"/>
    </style:style>
    <style:style style:name="T12" style:family="text">
      <style:text-properties officeooo:rsid="0019616f"/>
    </style:style>
    <style:style style:name="T13" style:family="text">
      <style:text-properties officeooo:rsid="0019cd6c"/>
    </style:style>
    <style:style style:name="T14" style:family="text">
      <style:text-properties style:text-underline-style="none"/>
    </style:style>
    <style:style style:name="T15" style:family="text">
      <style:text-properties style:text-underline-style="none" officeooo:rsid="00168f30"/>
    </style:style>
    <style:style style:name="T16" style:family="text">
      <style:text-properties style:text-underline-style="none" officeooo:rsid="0019616f"/>
    </style:style>
    <style:style style:name="T17" style:family="text">
      <style:text-properties officeooo:rsid="001b4dda"/>
    </style:style>
    <style:style style:name="T1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2" style:num-prefix=" "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Họ và tên: Nguyễn Văn Tâm</text:p>
      <text:p text:style-name="P69">MSSV: 18021116</text:p>
      <text:p text:style-name="P69">Mã LMH: 2021II_INT3120_3</text:p>
      <text:p text:style-name="P13"/>
      <text:p text:style-name="P1">Courses khoá học đã đăng ký: <text:a xlink:type="simple" xlink:href="https://www.udacity.com/course/intro-to-ios-app-development-with-swift--ud585" text:style-name="Internet_20_link" text:visited-style-name="Visited_20_Internet_20_Link">https://www.udacity.com/course/intro-to-ios-app-development-with-swift--ud585</text:a> (Swift)</text:p>
      <text:p text:style-name="P1"/>
      <text:p text:style-name="P68">Báo cáo về khoá học</text:p>
      <text:p text:style-name="P1"/>
      <text:p text:style-name="P14"><text:span text:style-name="T10">Link Github Project</text:span> của khoá học: https://github.com/nguyentam2492k/PitchPerfect</text:p>
      <text:p text:style-name="P1"/>
      <text:p text:style-name="P10">Lesson 1: Introduction and Xcode</text:p>
      <text:p text:style-name="P1"/>
      <text:p text:style-name="P5">1, Introduction</text:p>
      <text:p text:style-name="P5">2, Courses map</text:p>
      <text:p text:style-name="P1"/>
      <text:p text:style-name="P5">3, Pitch Perfect Overview:</text:p>
      <text:list xml:id="list3902470281" text:style-name="L1">
        <text:list-item>
          <text:p text:style-name="P15">Pitch Perfect cho phép bạn ghi giọng nói của bạn và phát chúng ra nhiều hiệu ứng âm thanh khác nhau</text:p>
        </text:list-item>
        <text:list-item>
          <text:p text:style-name="P15">Màn hình đầu tiên là nhắc nhở bạn ghi âm giọng nói của mình</text:p>
        </text:list-item>
        <text:list-item>
          <text:p text:style-name="P15">Màn hình thứ 2 hiện ra sau khi bạn ghi âm xong giọng nói của mình giúp bạn có thể chọn hiệu ứng âm thanh bạn muốn nghe</text:p>
          <text:p text:style-name="P15"/>
        </text:list-item>
      </text:list>
      <text:p text:style-name="P6">4, Creating a Hello World Swift iOS App:</text:p>
      <text:list xml:id="list978345661" text:style-name="L2">
        <text:list-item>
          <text:p text:style-name="P16">Tạo 1 project và thực hiện viết code</text:p>
          <text:p text:style-name="P16"/>
        </text:list-item>
      </text:list>
      <text:p text:style-name="P6">5, Tour of Xcode:</text:p>
      <text:list xml:id="list2226120286" text:style-name="L3">
        <text:list-item>
          <text:p text:style-name="P17">Giới thiệu về các phần, các khung chức năng của Xcode như Navigation Panel, Content Area, Inspector Panel, main.storyboard, …</text:p>
        </text:list-item>
      </text:list>
      <text:p text:style-name="P2"/>
      <text:p text:style-name="P7"><text:soft-page-break/>6, Document Outline in Xcode</text:p>
      <text:list xml:id="list2485881093" text:style-name="L4">
        <text:list-item>
          <text:p text:style-name="P18">Giới thiệu về Document Outline</text:p>
        </text:list-item>
      </text:list>
      <text:p text:style-name="P3"/>
      <text:p text:style-name="P7">7, Xcode Shortcuts</text:p>
      <text:list xml:id="list1899308932" text:style-name="L5">
        <text:list-item>
          <text:p text:style-name="P19">Giới thiệu về các phím tắt của Xcode</text:p>
        </text:list-item>
      </text:list>
      <text:p text:style-name="P3"/>
      <text:p text:style-name="P7">8, Introduction to the MVC Pattern</text:p>
      <text:list xml:id="list1612154561" text:style-name="L6">
        <text:list-item>
          <text:p text:style-name="P20">Giới thiệu về Model View Controller</text:p>
        </text:list-item>
        <text:list-item>
          <text:p text:style-name="P20">Gồm 3 phần: </text:p>
        </text:list-item>
      </text:list>
      <text:list xml:id="list1148672249" text:style-name="L7">
        <text:list-item>
          <text:p text:style-name="P21">View: Gồm graphic và text</text:p>
        </text:list-item>
        <text:list-item>
          <text:p text:style-name="P21">Model: Gồm app data</text:p>
        </text:list-item>
        <text:list-item>
          <text:p text:style-name="P21">Controller: Kết nối View và Model</text:p>
        </text:list-item>
      </text:list>
      <text:p text:style-name="P3"/>
      <text:p text:style-name="P7">9, MVC Pattern in Mail.app</text:p>
      <text:p text:style-name="P7">10, What’s Next</text:p>
      <text:p text:style-name="P3"/>
      <text:p text:style-name="P3"/>
      <text:p text:style-name="P11">Lesson 2: AutoLayout and Buttons</text:p>
      <text:p text:style-name="P4"/>
      <text:p text:style-name="P8">1, Introduction</text:p>
      <text:p text:style-name="P8">2, Intro to the Storyboard</text:p>
      <text:list xml:id="list2896585432" text:style-name="L8">
        <text:list-item>
          <text:p text:style-name="P22">Giới thiệu về storyborad và cách thêm Button vào 1 view</text:p>
        </text:list-item>
      </text:list>
      <text:p text:style-name="P8">3, AutoLayout Basics</text:p>
      <text:list xml:id="list4247900598" text:style-name="L9">
        <text:list-item>
          <text:p text:style-name="P23">Giới thiệu về layout</text:p>
        </text:list-item>
      </text:list>
      <text:p text:style-name="P8">4, AutoLayout Minium info Needed</text:p>
      <text:list xml:id="list1487061881" text:style-name="L10">
        <text:list-item>
          <text:p text:style-name="P24">Giới thiệu kỹ hơn về layout constraints</text:p>
        </text:list-item>
      </text:list>
      <text:p text:style-name="P8">5, Quiz on AutoLayout Constraints</text:p>
      <text:p text:style-name="P8">6, Constraints to the Record Button</text:p>
      <text:list xml:id="list3210802450" text:style-name="L11">
        <text:list-item>
          <text:p text:style-name="P25">Layout nút record vào giữa màn hình </text:p>
        </text:list-item>
      </text:list>
      <text:p text:style-name="P8">7, Alternative Way to Create Constraints</text:p>
      <text:list xml:id="list3607500283" text:style-name="L12">
        <text:list-item>
          <text:p text:style-name="P26">1 cách khác để constraint là ctrl+giữ chuột trái vào đối tượng mình muốn layout và di chuyển đến phần hay đối tượng mà mình muốn đối tượng của mình muốn layout tới và chọn các layout mình muốn bằng cách giữ nút shift và click</text:p>
        </text:list-item>
      </text:list>
      <text:p text:style-name="P8"><text:soft-page-break/>8, Adding Code to UIElement<draw:frame draw:style-name="fr1" draw:name="Image1" text:anchor-type="char" svg:x="2.0445in" svg:y="0.1846in" svg:width="0.3382in" svg:height="0.2181in" draw:z-index="0"><draw:image xlink:href="Pictures/10000201000000300000001FDD100CD1BA5F3C16.png" xlink:type="simple" xlink:show="embed" xlink:actuate="onLoad" loext:mime-type="image/png"/></draw:frame></text:p>
      <text:list xml:id="list62884830" text:style-name="L13">
        <text:list-item>
          <text:p text:style-name="P27">Tại storyboard chọn : <text:s text:c="15"/><text:tab/>ở <text:span text:style-name="T5">góc trên bên phải </text:span>để mở assitant</text:p>
          <text:p text:style-name="P27"/>
        </text:list-item>
        <text:list-item>
          <text:p text:style-name="P27">sau đó giữ ctrl+giữ chuột vào đối tượng mình muốn add và kéo vào <text:span text:style-name="T4">view controller để add thêm code mình muốn của đối tượng đó vào view controller mình muốn</text:span></text:p>
        </text:list-item>
      </text:list>
      <text:p text:style-name="P8">9, From Code to UIElement</text:p>
      <text:list xml:id="list2537804255" text:style-name="L14">
        <text:list-item>
          <text:p text:style-name="P28"><text:bookmark-start text:name="__DdeLink__1_667351264"/>Tiếp tục add thêm recordingLabel vào storyboard và tiếp tục làm như bước 8 để thêm chúng vào view code<text:bookmark-end text:name="__DdeLink__1_667351264"/></text:p>
        </text:list-item>
      </text:list>
      <text:p text:style-name="P4"><text:span text:style-name="T6">10, Note on IBOutlets, IBActions, and Constraints</text:span> </text:p>
      <text:p text:style-name="P8">11, Difference Between IBAction and Constraints</text:p>
      <text:p text:style-name="P4"><text:span text:style-name="T6">12, </text:span><text:span text:style-name="T7">Connecting the Stop Recording Button</text:span><text:span text:style-name="T4"> </text:span></text:p>
      <text:list xml:id="list3672512608" text:style-name="L15">
        <text:list-item>
          <text:p text:style-name="P29">Tiếp tục add thêm stopRecordingButton vào storyboard và tiếp tục làm như bước 8 để thêm chúng vào view code</text:p>
        </text:list-item>
      </text:list>
      <text:p text:style-name="P8">13, <text:span text:style-name="T4">Adding Constraints for the New Button</text:span></text:p>
      <text:list xml:id="list3093639016" text:style-name="L16">
        <text:list-item>
          <text:p text:style-name="P30">Thêm constraints cho recordingLabel và stopRecordingButton</text:p>
        </text:list-item>
      </text:list>
      <text:p text:style-name="P8">14, <text:span text:style-name="T4">More Info on AutoLayout</text:span></text:p>
      <text:p text:style-name="P8">15, <text:span text:style-name="T4">Where Do Button Come From</text:span></text:p>
      <text:p text:style-name="P3"/>
      <text:p text:style-name="P3"/>
      <text:p text:style-name="P12">Lesson <text:span text:style-name="T3">3</text:span>: ViewController and Multiple Views</text:p>
      <text:p text:style-name="P3"/>
      <text:p text:style-name="P3">1, <text:span text:style-name="T6">Introduction</text:span></text:p>
      <text:p text:style-name="P7">2, Application Lifecycle</text:p>
      <text:list xml:id="list1999470004" text:style-name="L17">
        <text:list-item>
          <text:p text:style-name="P31">Vòng đời của 1 app bao gồm 5 giai đoạn: NotRunning , Inactive, Active, Background và Suspended</text:p>
        </text:list-item>
      </text:list>
      <text:p text:style-name="P7">3, Opening Documentation in Xcode</text:p>
      <text:p text:style-name="P7">4, UIViewController viewDidLoad</text:p>
      <text:list xml:id="list2225741841" text:style-name="L18">
        <text:list-item>
          <text:p text:style-name="P32">viewDidLoad thực trước viewWillAppear</text:p>
        </text:list-item>
      </text:list>
      <text:p text:style-name="P7">5, ViewDidLoad and Friends</text:p>
      <text:list xml:id="list1464461330" text:style-name="L19">
        <text:list-item>
          <text:p text:style-name="P33">viewWillAppear và viewWillDisappear sẽ luôn thực hiện trước viewDidAppear và viewDidDisappear</text:p>
        </text:list-item>
      </text:list>
      <text:p text:style-name="P7">6, Setting State Before a View Appears</text:p>
      <text:list xml:id="list3310321425" text:style-name="L20">
        <text:list-item>
          <text:p text:style-name="P34">viewWillAppear được gọi ngay khi root view xuất hiện, còn viewDidAppear được gọi ngay sau khi view xuất hiện</text:p>
        </text:list-item>
      </text:list>
      <text:p text:style-name="P7"><text:soft-page-break/>7, Enable and Disable the Recording Buttons</text:p>
      <text:list xml:id="list3751419068" text:style-name="L21">
        <text:list-item>
          <text:p text:style-name="P35">Tạo IBOutlet cho các đối tượng recordButton, stopRecordingButton, recordingLabel và kết nối chúng với UIElement của chúng</text:p>
        </text:list-item>
      </text:list>
      <text:p text:style-name="P7">8, Adding Images to the Recording Buttons</text:p>
      <text:list xml:id="list3719118154" text:style-name="L22">
        <text:list-item>
          <text:p text:style-name="P36">Add thêm ảnh vào Assets.xcassets</text:p>
        </text:list-item>
        <text:list-item>
          <text:p text:style-name="P36">Add thêm ảnh vào nút record và nút stop record</text:p>
        </text:list-item>
      </text:list>
      <text:p text:style-name="P7">9, Resizing the Stop Recording Button</text:p>
      <text:p text:style-name="P9">10, Disabling the Stop Recording Button</text:p>
      <text:p text:style-name="P7">1<text:span text:style-name="T1">1</text:span>, How to enable or disable a UIButton</text:p>
      <text:list xml:id="list2136525766" text:style-name="L23">
        <text:list-item>
          <text:p text:style-name="P37">học cách enable nút stop recording khi chúng ta mới mở app lên và chưa ghi âm</text:p>
        </text:list-item>
      </text:list>
      <text:p text:style-name="P3">1<text:span text:style-name="T8">2</text:span><text:span text:style-name="T6">, </text:span><text:span text:style-name="T8">Enabling and Disabling the Button</text:span></text:p>
      <text:p text:style-name="P7">1<text:span text:style-name="T1">3</text:span>, <text:span text:style-name="T1">Multiple Views</text:span></text:p>
      <text:p text:style-name="P7">1<text:span text:style-name="T1">4</text:span>, Us<text:span text:style-name="T1">ing a UINavigation Controller</text:span></text:p>
      <text:list xml:id="list3972525393" text:style-name="L24">
        <text:list-item>
          <text:p text:style-name="P38">Sử dụng UINavigation Controller</text:p>
        </text:list-item>
      </text:list>
      <text:p text:style-name="P7">1<text:span text:style-name="T1">5</text:span>, <text:span text:style-name="T1">Adding a Second View Controller</text:span></text:p>
      <text:list xml:id="list1441656187" text:style-name="L25">
        <text:list-item>
          <text:p text:style-name="P39">Thêm 1 màn hình mới để sau khi nhấn stop recording thì màn hình đó sẽ hiện ra và để mình có thể nghe được giọng mình theo từng kiểu khác nhau</text:p>
        </text:list-item>
      </text:list>
      <text:p text:style-name="P3"><text:span text:style-name="T6">1</text:span><text:span text:style-name="T8">6</text:span><text:span text:style-name="T6">, </text:span><text:span text:style-name="T8">UINavigationController </text:span><text:span text:style-name="T2">(Trả lời câu hỏi. Đáp án D)</text:span></text:p>
      <text:p text:style-name="P7">1<text:span text:style-name="T1">7</text:span>, <text:span text:style-name="T1">Recap and Next Steps</text:span></text:p>
      <text:p text:style-name="P7">1<text:span text:style-name="T1">8</text:span>, <text:span text:style-name="T1">Recap What U Have Learned</text:span></text:p>
      <text:p text:style-name="P41"/>
      <text:p text:style-name="P41"/>
      <text:p text:style-name="P70">Lesson 4: Delegation and Recording</text:p>
      <text:p text:style-name="P70"/>
      <text:p text:style-name="P42">1, Lesson Overview</text:p>
      <text:p text:style-name="P42">2, AVAudioRecorder and Deciphering New Code</text:p>
      <text:p text:style-name="P42">3, AVAudioRecorder Code Explanation</text:p>
      <text:list xml:id="list2809839266" text:style-name="L26">
        <text:list-item>
          <text:p text:style-name="P46">Giải thích về cái code đưa ra ở phần 2: Lấy dirPath rồi gắn nó với recordingName để tạo đường dẫn đến file audio để có thể lấy file và sử dụng file</text:p>
        </text:list-item>
      </text:list>
      <text:p text:style-name="P42">4, Rename the Recording View Controller</text:p>
      <text:list xml:id="list2677380111" text:style-name="L27">
        <text:list-item>
          <text:p text:style-name="P47">Thay đổi tên của ViewController thành Recording View Controller bằng cách thay đổi lần lượt tên Class trong code, tên file và đổi class ở trong view cũ trong main.storyboard</text:p>
        </text:list-item>
      </text:list>
      <text:p text:style-name="P42">5, Adding the AVAudioRecorder</text:p>
      <text:list xml:id="list1481384115" text:style-name="L28">
        <text:list-item>
          <text:p text:style-name="P48"><text:soft-page-break/>Thêm phần code đã giới thiệu ở trên vào code của Pitch Perfect đang làm</text:p>
        </text:list-item>
      </text:list>
      <text:p text:style-name="P42">6, Recording Issues</text:p>
      <text:list xml:id="list2707932909" text:style-name="L29">
        <text:list-item>
          <text:p text:style-name="P49">Nêu ra 1 số vấn đề khi <text:s/>thu âm</text:p>
        </text:list-item>
      </text:list>
      <text:p text:style-name="P42">7, Fixing the Segue</text:p>
      <text:list xml:id="list1908542761" text:style-name="L30">
        <text:list-item>
          <text:p text:style-name="P50">Sửa nó, bằng cách xoá cái segue hiện tại nối giữa RecordingViewController với View thứ 2 <text:s/>bằng cách làm như trong video</text:p>
        </text:list-item>
      </text:list>
      <text:p text:style-name="P42">8, The Meaning of the World Delegate</text:p>
      <text:p text:style-name="P42">9, Adding Delegation to RecordSound</text:p>
      <text:list xml:id="list1347343062" text:style-name="L31">
        <text:list-item>
          <text:p text:style-name="P51">Thêm AVAudioRecorderDelegate vào class SoundViewController để <text:span text:style-name="T13">uỷ quyền việc thu âm cho các nút bấm</text:span></text:p>
        </text:list-item>
      </text:list>
      <text:p text:style-name="P42">10, <text:span text:style-name="T12">Summarize what u learned (Delegation)</text:span></text:p>
      <text:list xml:id="list2830119961" text:style-name="L32">
        <text:list-item>
          <text:p text:style-name="P52">Tóm tắt những gì vừa học được vào câu trả lời trong phần Reflect</text:p>
        </text:list-item>
      </text:list>
      <text:p text:style-name="P42">11, <text:span text:style-name="T12">Sending the Recorded Audio File</text:span></text:p>
      <text:list xml:id="list397650610" text:style-name="L33">
        <text:list-item>
          <text:p text:style-name="P53">Gửi file audio tới màn thứ 2 bằng performSegue vào identifier của cái segue mình muốn nó truyền và đường dẫn file âm thanh audioRecorder.url </text:p>
        </text:list-item>
      </text:list>
      <text:p text:style-name="P44"><text:span text:style-name="T11">12, </text:span><text:span text:style-name="T12">Creating the PlaySoundSViewController</text:span></text:p>
      <text:list xml:id="list1213457133" text:style-name="L34">
        <text:list-item>
          <text:p text:style-name="P66"><text:span text:style-name="T16">Tạo </text:span><text:span text:style-name="T14">1 file swift mới là PlaySoundViewController để điều khiển việc nghe âm thanh sau khi đã ghi âm, và kết nối nó với view thứ 2 mà mình đã tạo từ trước</text:span></text:p>
        </text:list-item>
      </text:list>
      <text:p text:style-name="P42">13, <text:span text:style-name="T12">Setup the PlaySoundsViewController</text:span></text:p>
      <text:p text:style-name="P42">14, <text:span text:style-name="T12">Prepare for Segue and Receiving the Data</text:span></text:p>
      <text:list xml:id="list2790391149" text:style-name="L35">
        <text:list-item>
          <text:p text:style-name="P54">Tạo 1 override function là prepare để gửi đường dẫn của audio file tới PlaySoundViewController bằng cái segue kết nối 2 màn hình mình đã tạo</text:p>
        </text:list-item>
      </text:list>
      <text:p text:style-name="P42">15, <text:span text:style-name="T12">Wrapup and What’s Ahead</text:span></text:p>
      <text:p text:style-name="P45"/>
      <text:p text:style-name="P45"/>
      <text:p text:style-name="P70">Lesson 6: <text:span text:style-name="T17">Playback and Audio Effects</text:span></text:p>
      <text:p text:style-name="P43">1, Lesson Overview</text:p>
      <text:p text:style-name="P43">2, StackViews as a Concept</text:p>
      <text:list xml:id="list2122010847" text:style-name="L36">
        <text:list-item>
          <text:p text:style-name="P55">Giới thiệu về StackViews</text:p>
        </text:list-item>
      </text:list>
      <text:p text:style-name="P43">3, Inserting StackViews</text:p>
      <text:list xml:id="list1471837951" text:style-name="L37">
        <text:list-item>
          <text:p text:style-name="P56">Thêm VerticalStackViews vào PlaySoundsViewController và layout chúng sao cho view của chúng bằng với view của cả PlaySoundViewController</text:p>
        </text:list-item>
        <text:list-item>
          <text:p text:style-name="P56">Sau đó thêm 1 Horizontal StackView nhỏ bên trong VerticalStackViews vừa mới thêm</text:p>
        </text:list-item>
      </text:list>
      <text:p text:style-name="P43">4, Snail and Rabbit Button Icons</text:p>
      <text:list xml:id="list127142106" text:style-name="L38">
        <text:list-item>
          <text:p text:style-name="P57"><text:soft-page-break/>Thêm Snail và Rabbit Button vào bên trong cái HorizontalStackView vừa mới tạo</text:p>
        </text:list-item>
      </text:list>
      <text:p text:style-name="P43">5, StackViews for Pitch Effects</text:p>
      <text:list xml:id="list214989568" text:style-name="L39">
        <text:list-item>
          <text:p text:style-name="P58">Thêm LowPitch và HighPitch Button </text:p>
        </text:list-item>
      </text:list>
      <text:p text:style-name="P43">6, StackViews for Echo+Reverb and Stopping Playback</text:p>
      <text:list xml:id="list1185161219" text:style-name="L40">
        <text:list-item>
          <text:p text:style-name="P59">Thêm các nút còn lại vào</text:p>
        </text:list-item>
      </text:list>
      <text:p text:style-name="P43">7, Fixing the UI</text:p>
      <text:list xml:id="list1728125884" text:style-name="L41">
        <text:list-item>
          <text:p text:style-name="P60">Sửa lại layout để app phù hợp với nhiều loại <text:s/>máy</text:p>
        </text:list-item>
      </text:list>
      <text:p text:style-name="P43">8, Writing up Buttons (IBOutlets + IBActions)</text:p>
      <text:list xml:id="list3284309468" text:style-name="L42">
        <text:list-item>
          <text:p text:style-name="P61">Thêm code của từng Button vào PlaySoundViewController với IBOutlet và IBAction</text:p>
        </text:list-item>
      </text:list>
      <text:p text:style-name="P43">9, Troubleshooting IBOutlets and IBActions</text:p>
      <text:list xml:id="list4122824108" text:style-name="L43">
        <text:list-item>
          <text:p text:style-name="P62">Chỉ ra cách sửa lỗi cho từng Button khi inspect sai code vào nút khác</text:p>
        </text:list-item>
      </text:list>
      <text:p text:style-name="P43">10, Adding the Audio Extention</text:p>
      <text:list xml:id="list4203046521" text:style-name="L44">
        <text:list-item>
          <text:p text:style-name="P63">Thêm 1 extension có sẵn trong bài học để thêm các hiệu ứng âm thanh của từng loại nút bấm</text:p>
        </text:list-item>
      </text:list>
      <text:p text:style-name="P43">11, Playing Back Audio</text:p>
      <text:list xml:id="list3795608385" text:style-name="L45">
        <text:list-item>
          <text:p text:style-name="P64">Thêm 1 số thứ để khi bấm vào từng nút thì âm thanh sẽ chạy theo từng hiệu ứng đã cài đặt ở trên</text:p>
        </text:list-item>
      </text:list>
      <text:p text:style-name="P43">12, PlaySoundsViewController Extention</text:p>
      <text:list xml:id="list1938316003" text:style-name="L46">
        <text:list-item>
          <text:p text:style-name="P65">Giới thiệu về từng phần của extention đã cài đặt ở trên</text:p>
        </text:list-item>
      </text:list>
      <text:p text:style-name="P43">13, Clean Up</text:p>
      <text:p text:style-name="P43">14, Wrap Up</text:p>
      <text:p text:style-name="P43">15, Reflectio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2-26T17:38:06.091620816</meta:creation-date>
    <meta:generator>LibreOffice/6.4.7.2$MacOSX_X86_64 LibreOffice_project/639b8ac485750d5696d7590a72ef1b496725cfb5</meta:generator>
    <dc:date>2021-02-28T17:51:06.607691319</dc:date>
    <meta:editing-duration>PT22M55S</meta:editing-duration>
    <meta:editing-cycles>5</meta:editing-cycles>
    <meta:document-statistic meta:table-count="0" meta:image-count="1" meta:object-count="0" meta:page-count="6" meta:paragraph-count="141" meta:word-count="1278" meta:character-count="6959" meta:non-whitespace-character-count="5852"/>
  </office:meta>
</office:document-meta>
</file>